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CC00000099029FB226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3.8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width="0.051cm" svg:stroke-color="#ffffff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10pt" style:font-size-asian="10pt" style:font-size-complex="10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text-properties fo:color="#ffffff" fo:font-size="11pt" style:font-size-asian="11pt" style:font-size-complex="11pt"/>
    </style:style>
    <style:style style:name="P6" style:family="paragraph">
      <style:paragraph-properties fo:text-align="center"/>
      <style:text-properties fo:color="#ffffff" fo:font-size="11pt" style:font-size-asian="11pt" style:font-size-complex="11pt"/>
    </style:style>
    <style:style style:name="P7" style:family="paragraph">
      <style:text-properties fo:color="#00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0.867cm" svg:height="8.15cm" svg:x="6.008cm" svg:y="8.979cm">
          <draw:image xlink:href="Pictures/1000000000000CC00000099029FB226B.jpg" xlink:type="simple" xlink:show="embed" xlink:actuate="onLoad">
            <text:p/>
          </draw:image>
        </draw:frame>
        <draw:frame draw:style-name="gr2" draw:layer="layout" svg:width="2.369cm" svg:height="1.825cm" svg:x="3.286cm" svg:y="13.446cm">
          <draw:text-box>
            <text:p>Power</text:p>
            <text:p>Switch</text:p>
          </draw:text-box>
        </draw:frame>
        <draw:frame draw:style-name="gr2" draw:layer="layout" svg:width="1.84cm" svg:height="1.825cm" svg:x="3.859cm" svg:y="10.652cm">
          <draw:text-box>
            <text:p>Wall</text:p>
            <text:p>Wart</text:p>
          </draw:text-box>
        </draw:frame>
        <draw:frame draw:style-name="gr2" draw:layer="layout" svg:width="1.696cm" svg:height="1.825cm" svg:x="17.129cm" svg:y="10.779cm">
          <draw:text-box>
            <text:p>Line</text:p>
            <text:p>Out</text:p>
          </draw:text-box>
        </draw:frame>
        <draw:frame draw:style-name="gr3" draw:text-style-name="P1" draw:layer="layout" svg:width="3.429cm" svg:height="1.038cm" svg:x="10.398cm" svg:y="7.328cm">
          <draw:text-box>
            <text:p text:style-name="P1">Channel 5</text:p>
          </draw:text-box>
        </draw:frame>
        <draw:frame draw:style-name="gr4" draw:text-style-name="P1" draw:layer="layout" svg:width="3.429cm" svg:height="1.038cm" svg:x="13.7cm" svg:y="7.328cm">
          <draw:text-box>
            <text:p text:style-name="P1">Channel 6</text:p>
          </draw:text-box>
        </draw:frame>
        <draw:frame draw:style-name="gr2" draw:text-style-name="P3" draw:layer="layout" svg:width="0.951cm" svg:height="0.692cm" svg:x="9.001cm" svg:y="13.008cm">
          <draw:text-box>
            <text:p text:style-name="P2"><text:span text:style-name="T1">Up</text:span></text:p>
          </draw:text-box>
        </draw:frame>
        <draw:frame draw:style-name="gr2" draw:text-style-name="P3" draw:layer="layout" svg:width="1.226cm" svg:height="0.692cm" svg:x="8.239cm" svg:y="13.827cm">
          <draw:text-box>
            <text:p text:style-name="P2"><text:span text:style-name="T1">Prev</text:span></text:p>
          </draw:text-box>
        </draw:frame>
        <draw:frame draw:style-name="gr2" draw:text-style-name="P3" draw:layer="layout" svg:width="1.222cm" svg:height="0.692cm" svg:x="11.668cm" svg:y="13.897cm">
          <draw:text-box>
            <text:p text:style-name="P2"><text:span text:style-name="T1">Next</text:span></text:p>
          </draw:text-box>
        </draw:frame>
        <draw:frame draw:style-name="gr2" draw:text-style-name="P3" draw:layer="layout" svg:width="1.399cm" svg:height="0.692cm" svg:x="10.523cm" svg:y="14.97cm">
          <draw:text-box>
            <text:p text:style-name="P2"><text:span text:style-name="T1">Down</text:span></text:p>
          </draw:text-box>
        </draw:frame>
        <draw:frame draw:style-name="gr2" draw:text-style-name="P3" draw:layer="layout" svg:width="1.476cm" svg:height="0.692cm" svg:x="8.541cm" svg:y="14.532cm">
          <draw:text-box>
            <text:p text:style-name="P2"><text:span text:style-name="T1">Select</text:span></text:p>
          </draw:text-box>
        </draw:frame>
        <draw:connector draw:style-name="gr5" draw:text-style-name="P4" draw:layer="layout" draw:type="line" svg:x1="11.441cm" svg:y1="8.979cm" svg:x2="11.441cm" svg:y2="8.979cm" draw:start-shape="id1" draw:end-shape="id1" svg:d="m11441 8979" svg:viewBox="0 0 1 1">
          <text:p/>
        </draw:connector>
        <draw:connector draw:style-name="gr6" draw:text-style-name="P4" draw:layer="layout" svg:x1="16.875cm" svg:y1="13.054cm" svg:x2="16.875cm" svg:y2="13.054cm" draw:start-shape="id1" draw:end-shape="id1" svg:d="m16875 13054" svg:viewBox="0 0 1 1">
          <text:p/>
        </draw:connector>
        <draw:connector draw:style-name="gr6" draw:text-style-name="P4" draw:layer="layout" svg:x1="16.875cm" svg:y1="13.054cm" svg:x2="16.875cm" svg:y2="13.054cm" draw:start-shape="id1" draw:end-shape="id1" svg:d="m16875 13054" svg:viewBox="0 0 1 1">
          <text:p/>
        </draw:connector>
        <draw:connector draw:style-name="gr6" draw:text-style-name="P4" draw:layer="layout" svg:x1="16.875cm" svg:y1="13.054cm" svg:x2="16.875cm" svg:y2="13.054cm" draw:start-shape="id1" draw:end-shape="id1" svg:d="m16875 13054" svg:viewBox="0 0 1 1">
          <text:p/>
        </draw:connector>
        <draw:line draw:style-name="gr7" draw:text-style-name="P4" draw:layer="layout" svg:x1="9.89cm" svg:y1="14.716cm" svg:x2="10.271cm" svg:y2="14.335cm">
          <text:p/>
        </draw:line>
        <draw:line draw:style-name="gr7" draw:text-style-name="P4" draw:layer="layout" svg:x1="9.763cm" svg:y1="13.446cm" svg:x2="10.144cm" svg:y2="13.446cm">
          <text:p/>
        </draw:line>
        <draw:line draw:style-name="gr7" draw:text-style-name="P4" draw:layer="layout" svg:x1="9.255cm" svg:y1="14.208cm" svg:x2="9.509cm" svg:y2="14.208cm">
          <text:p/>
        </draw:line>
        <draw:line draw:style-name="gr7" draw:text-style-name="P4" draw:layer="layout" svg:x1="11.795cm" svg:y1="14.208cm" svg:x2="11.541cm" svg:y2="14.208cm">
          <text:p/>
        </draw:line>
        <draw:line draw:style-name="gr7" draw:text-style-name="P4" draw:layer="layout" svg:x1="11.16cm" svg:y1="15.097cm" svg:x2="10.779cm" svg:y2="14.97cm">
          <text:p/>
        </draw:line>
        <draw:frame draw:style-name="gr2" draw:text-style-name="P5" draw:layer="layout" svg:width="1.429cm" svg:height="1.225cm" svg:x="6.969cm" svg:y="9.382cm">
          <draw:text-box>
            <text:p text:style-name="P5"><text:span text:style-name="T2">Chan</text:span></text:p>
            <text:p text:style-name="P6"><text:span text:style-name="T2">1</text:span></text:p>
          </draw:text-box>
        </draw:frame>
        <draw:frame draw:style-name="gr2" draw:text-style-name="P5" draw:layer="layout" svg:width="1.429cm" svg:height="1.225cm" svg:x="8.461cm" svg:y="9.382cm">
          <draw:text-box>
            <text:p text:style-name="P5"><text:span text:style-name="T2">Chan</text:span></text:p>
            <text:p text:style-name="P6"><text:span text:style-name="T2">2</text:span></text:p>
          </draw:text-box>
        </draw:frame>
        <draw:frame draw:style-name="gr2" draw:text-style-name="P5" draw:layer="layout" svg:width="1.429cm" svg:height="1.225cm" svg:x="9.858cm" svg:y="9.382cm">
          <draw:text-box>
            <text:p text:style-name="P5"><text:span text:style-name="T2">Chan</text:span></text:p>
            <text:p text:style-name="P6"><text:span text:style-name="T2">3</text:span></text:p>
          </draw:text-box>
        </draw:frame>
        <draw:frame draw:style-name="gr2" draw:text-style-name="P5" draw:layer="layout" svg:width="1.429cm" svg:height="1.225cm" svg:x="11.16cm" svg:y="9.427cm">
          <draw:text-box>
            <text:p text:style-name="P5"><text:span text:style-name="T2">Chan</text:span></text:p>
            <text:p text:style-name="P6"><text:span text:style-name="T2">4</text:span></text:p>
          </draw:text-box>
        </draw:frame>
        <draw:frame draw:style-name="gr2" draw:text-style-name="P7" draw:layer="layout" svg:width="2.619cm" svg:height="1.038cm" svg:x="16.923cm" svg:y="12.662cm">
          <draw:text-box>
            <text:p text:style-name="P7"><text:span text:style-name="T3">Volu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5T22:32:06</meta:creation-date>
    <dc:date>2012-12-05T22:48:35</dc:date>
    <meta:editing-duration>PT1M19S</meta:editing-duration>
    <meta:editing-cycles>1</meta:editing-cycles>
    <meta:document-statistic meta:object-count="25"/>
    <meta:generator>LibreOffice/3.6$Linux_X86_64 LibreOffice_project/360m1$Build-2</meta:generator>
  </office:meta>
</office:document-meta>
</file>